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4000000E49F0CBCFA0E5F715C.png" manifest:media-type="image/png"/>
  <manifest:file-entry manifest:full-path="Pictures/100000000000013900000109AC116D7D1AA08023.png" manifest:media-type="image/png"/>
  <manifest:file-entry manifest:full-path="Pictures/1000000000000117000000B349939DAEAA54B12D.png" manifest:media-type="image/png"/>
  <manifest:file-entry manifest:full-path="Pictures/100000000000019B000000FD415C6550FBEA39F2.png" manifest:media-type="image/png"/>
  <manifest:file-entry manifest:full-path="Pictures/1000000000000111000000C81AFE64B3E156BF91.png" manifest:media-type="image/png"/>
  <manifest:file-entry manifest:full-path="Pictures/100000000000019B000000EA8842E1F1FA48E5F9.png" manifest:media-type="image/png"/>
  <manifest:file-entry manifest:full-path="Pictures/1000000000000114000000B4F0DF8655D9E6CA9D.png" manifest:media-type="image/png"/>
  <manifest:file-entry manifest:full-path="Pictures/1000000000000183000000A4318C1BD6445A1BE9.png" manifest:media-type="image/png"/>
  <manifest:file-entry manifest:full-path="Pictures/100000000000012A0000005C693CC5ECDC32C593.png" manifest:media-type="image/png"/>
  <manifest:file-entry manifest:full-path="Pictures/100000000000014000000020AFD6C9DBEB747D93.png" manifest:media-type="image/png"/>
  <manifest:file-entry manifest:full-path="Pictures/10000201000002CB000002165CF80BC628EC85D1.png" manifest:media-type="image/png"/>
  <manifest:file-entry manifest:full-path="Pictures/10000201000001D0000001DFBB6F143EF2D106CB.png" manifest:media-type="image/png"/>
  <manifest:file-entry manifest:full-path="Pictures/10000000000000FF00000099E6B360C0A1CD6385.png" manifest:media-type="image/png"/>
  <manifest:file-entry manifest:full-path="Pictures/1000000000000194000000FF4F41E2C1FF5FE887.png" manifest:media-type="image/png"/>
  <manifest:file-entry manifest:full-path="Pictures/1000000000000116000000B5F546918E5D25094F.png" manifest:media-type="image/png"/>
  <manifest:file-entry manifest:full-path="Pictures/100002010000039700000261B60C8362E2E6FCA4.png" manifest:media-type="image/png"/>
  <manifest:file-entry manifest:full-path="Pictures/10000201000001CD000000C5CAE9234D31746ED4.png" manifest:media-type="image/png"/>
  <manifest:file-entry manifest:full-path="Pictures/100000000000011E000000B268A5CEA1937D8CE1.png" manifest:media-type="image/png"/>
  <manifest:file-entry manifest:full-path="Pictures/100000000000011C000000E6E1BFFC4154600ABA.png" manifest:media-type="image/png"/>
  <manifest:file-entry manifest:full-path="Pictures/100000000000015100000083D39580938BE67367.png" manifest:media-type="image/png"/>
  <manifest:file-entry manifest:full-path="Pictures/100000000000011D000000ACA18C5B98B1F26437.png" manifest:media-type="image/png"/>
  <manifest:file-entry manifest:full-path="Pictures/1000000000000109000000A33FB62A1384044B5E.png" manifest:media-type="image/png"/>
  <manifest:file-entry manifest:full-path="Pictures/10000000000001BE000001093626B299F3D28B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officeooo:rsid="001a49b1" officeooo:paragraph-rsid="001a49b1" fo:background-color="#2a6099"/>
    </style:style>
    <style:style style:name="P3" style:family="paragraph" style:parent-style-name="Standard">
      <style:text-properties fo:color="#ffffff" officeooo:rsid="003ade4c" officeooo:paragraph-rsid="003ade4c" fo:background-color="#2a6099"/>
    </style:style>
    <style:style style:name="P4"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5"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9"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0"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officeooo:paragraph-rsid="001a49b1"/>
    </style:style>
    <style:style style:name="P12" style:family="paragraph" style:parent-style-name="Standard">
      <style:paragraph-properties fo:line-height="0.3cm">
        <style:tab-stops>
          <style:tab-stop style:position="5.5cm"/>
        </style:tab-stops>
      </style:paragraph-properties>
      <style:text-properties officeooo:paragraph-rsid="0029309b"/>
    </style:style>
    <style:style style:name="P13" style:family="paragraph" style:parent-style-name="Standard">
      <style:paragraph-properties fo:line-height="0.3cm">
        <style:tab-stops>
          <style:tab-stop style:position="5.5cm"/>
        </style:tab-stops>
      </style:paragraph-properties>
      <style:text-properties officeooo:paragraph-rsid="0039020a"/>
    </style:style>
    <style:style style:name="P14" style:family="paragraph" style:parent-style-name="Standard">
      <style:paragraph-properties fo:line-height="0.4cm">
        <style:tab-stops>
          <style:tab-stop style:position="5.5cm"/>
        </style:tab-stops>
      </style:paragraph-properties>
      <style:text-properties officeooo:paragraph-rsid="0029309b"/>
    </style:style>
    <style:style style:name="P15" style:family="paragraph" style:parent-style-name="Standard">
      <style:paragraph-properties fo:line-height="0.4cm">
        <style:tab-stops>
          <style:tab-stop style:position="5.5cm"/>
        </style:tab-stops>
      </style:paragraph-properties>
      <style:text-properties officeooo:paragraph-rsid="001a49b1"/>
    </style:style>
    <style:style style:name="P16" style:family="paragraph" style:parent-style-name="Standard">
      <style:paragraph-properties fo:line-height="150%">
        <style:tab-stops>
          <style:tab-stop style:position="5.5cm"/>
        </style:tab-stops>
      </style:paragraph-properties>
      <style:text-properties officeooo:paragraph-rsid="0069d9a2"/>
    </style:style>
    <style:style style:name="P17"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18"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19"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2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28"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2"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36"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37"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38"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3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40"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4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42"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4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4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45"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46"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47"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48"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4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51"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2"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53"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54"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56"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57"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58"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59"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60"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61"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62"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63"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64"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65"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66"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67" style:family="paragraph" style:parent-style-name="Text_20_body">
      <style:paragraph-properties fo:line-height="0.3cm">
        <style:tab-stops>
          <style:tab-stop style:position="5.5cm"/>
        </style:tab-stops>
      </style:paragraph-properties>
      <style:text-properties officeooo:paragraph-rsid="00205430"/>
    </style:style>
    <style:style style:name="P68" style:family="paragraph" style:parent-style-name="Text_20_body">
      <style:paragraph-properties fo:line-height="0.3cm">
        <style:tab-stops>
          <style:tab-stop style:position="5.5cm"/>
        </style:tab-stops>
      </style:paragraph-properties>
      <style:text-properties officeooo:paragraph-rsid="0033129a"/>
    </style:style>
    <style:style style:name="P69" style:family="paragraph" style:parent-style-name="Text_20_body">
      <style:paragraph-properties fo:line-height="0.3cm">
        <style:tab-stops>
          <style:tab-stop style:position="5.5cm"/>
        </style:tab-stops>
      </style:paragraph-properties>
      <style:text-properties officeooo:paragraph-rsid="0034efbd"/>
    </style:style>
    <style:style style:name="P70" style:family="paragraph" style:parent-style-name="Text_20_body">
      <style:paragraph-properties fo:line-height="0.3cm">
        <style:tab-stops>
          <style:tab-stop style:position="5.5cm"/>
        </style:tab-stops>
      </style:paragraph-properties>
      <style:text-properties officeooo:paragraph-rsid="0029309b"/>
    </style:style>
    <style:style style:name="P71" style:family="paragraph" style:parent-style-name="Text_20_body">
      <style:paragraph-properties fo:line-height="0.3cm">
        <style:tab-stops>
          <style:tab-stop style:position="5.5cm"/>
        </style:tab-stops>
      </style:paragraph-properties>
      <style:text-properties officeooo:paragraph-rsid="001c39a2"/>
    </style:style>
    <style:style style:name="P72" style:family="paragraph" style:parent-style-name="Text_20_body">
      <style:paragraph-properties fo:line-height="0.3cm">
        <style:tab-stops>
          <style:tab-stop style:position="5.5cm"/>
        </style:tab-stops>
      </style:paragraph-properties>
      <style:text-properties officeooo:paragraph-rsid="005856be"/>
    </style:style>
    <style:style style:name="P73" style:family="paragraph" style:parent-style-name="Text_20_body">
      <style:paragraph-properties fo:line-height="0.3cm">
        <style:tab-stops>
          <style:tab-stop style:position="5.5cm"/>
        </style:tab-stops>
      </style:paragraph-properties>
      <style:text-properties officeooo:paragraph-rsid="00602d5d"/>
    </style:style>
    <style:style style:name="P74" style:family="paragraph" style:parent-style-name="Text_20_body">
      <style:paragraph-properties fo:line-height="0.4cm">
        <style:tab-stops>
          <style:tab-stop style:position="5.5cm"/>
        </style:tab-stops>
      </style:paragraph-properties>
      <style:text-properties officeooo:paragraph-rsid="00205430"/>
    </style:style>
    <style:style style:name="P75" style:family="paragraph" style:parent-style-name="Text_20_body">
      <style:paragraph-properties fo:line-height="0.4cm">
        <style:tab-stops>
          <style:tab-stop style:position="5.5cm"/>
        </style:tab-stops>
      </style:paragraph-properties>
      <style:text-properties officeooo:paragraph-rsid="002f12da"/>
    </style:style>
    <style:style style:name="P76" style:family="paragraph" style:parent-style-name="Text_20_body">
      <style:paragraph-properties fo:line-height="0.4cm">
        <style:tab-stops>
          <style:tab-stop style:position="5.5cm"/>
        </style:tab-stops>
      </style:paragraph-properties>
      <style:text-properties officeooo:paragraph-rsid="0034efbd"/>
    </style:style>
    <style:style style:name="P77" style:family="paragraph" style:parent-style-name="Text_20_body">
      <style:paragraph-properties fo:line-height="0.4cm">
        <style:tab-stops>
          <style:tab-stop style:position="5.5cm"/>
        </style:tab-stops>
      </style:paragraph-properties>
      <style:text-properties officeooo:paragraph-rsid="0029309b"/>
    </style:style>
    <style:style style:name="P78" style:family="paragraph" style:parent-style-name="Text_20_body">
      <style:paragraph-properties fo:line-height="0.4cm">
        <style:tab-stops>
          <style:tab-stop style:position="5.5cm"/>
        </style:tab-stops>
      </style:paragraph-properties>
      <style:text-properties officeooo:paragraph-rsid="0042186b"/>
    </style:style>
    <style:style style:name="P79" style:family="paragraph" style:parent-style-name="Text_20_body">
      <style:paragraph-properties fo:line-height="0.4cm">
        <style:tab-stops>
          <style:tab-stop style:position="5.5cm"/>
        </style:tab-stops>
      </style:paragraph-properties>
      <style:text-properties officeooo:paragraph-rsid="006ec2fe"/>
    </style:style>
    <style:style style:name="P80"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81"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82"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83"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84"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85"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86" style:family="paragraph" style:parent-style-name="Standard">
      <style:text-properties fo:color="#ffffff" officeooo:rsid="001a49b1" officeooo:paragraph-rsid="001a49b1" fo:background-color="#2a6099"/>
    </style:style>
    <style:style style:name="P87" style:family="paragraph" style:parent-style-name="Heading_20_1">
      <style:text-properties fo:color="#2a6099"/>
    </style:style>
    <style:style style:name="P88" style:family="paragraph" style:parent-style-name="Heading_20_2">
      <style:paragraph-properties fo:line-height="100%">
        <style:tab-stops>
          <style:tab-stop style:position="5.505cm"/>
        </style:tab-stops>
      </style:paragraph-properties>
      <style:text-properties fo:color="#2a6099"/>
    </style:style>
    <style:style style:name="P89" style:family="paragraph" style:parent-style-name="Heading_20_2" style:master-page-name="">
      <style:paragraph-properties style:page-number="auto" fo:break-before="page"/>
      <style:text-properties fo:color="#2a6099" officeooo:paragraph-rsid="0042186b"/>
    </style:style>
    <style:style style:name="P90"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790791"/>
    </style:style>
    <style:style style:name="P91"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92" style:family="paragraph" style:parent-style-name="Heading_20_3">
      <style:paragraph-properties fo:line-height="0.4cm">
        <style:tab-stops>
          <style:tab-stop style:position="5.5cm"/>
        </style:tab-stops>
      </style:paragraph-properties>
      <style:text-properties fo:color="#2a6099" fo:font-size="12pt" style:text-underline-style="solid" style:text-underline-width="auto" style:text-underline-color="font-color" fo:font-weight="normal" officeooo:paragraph-rsid="00790791" style:font-size-asian="12pt" style:font-weight-asian="normal" style:font-size-complex="12pt" style:font-weight-complex="normal"/>
    </style:style>
    <style:style style:name="P93"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94"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95"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96" style:family="paragraph" style:parent-style-name="Text_20_body">
      <style:paragraph-properties fo:line-height="0.4cm">
        <style:tab-stops>
          <style:tab-stop style:position="5.5cm"/>
        </style:tab-stops>
      </style:paragraph-properties>
      <style:text-properties officeooo:paragraph-rsid="006f450a"/>
    </style:style>
    <style:style style:name="P97" style:family="paragraph" style:parent-style-name="Text_20_body">
      <style:paragraph-properties fo:line-height="0.4cm">
        <style:tab-stops>
          <style:tab-stop style:position="5.5cm"/>
        </style:tab-stops>
      </style:paragraph-properties>
      <style:text-properties style:use-window-font-color="true" fo:font-size="10pt" officeooo:paragraph-rsid="00790791" style:font-size-asian="8.75pt" style:font-size-complex="10pt"/>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officeooo:rsid="001c39a2" style:font-size-asian="10pt" style:font-size-complex="10pt"/>
    </style:style>
    <style:style style:name="T6" style:family="text">
      <style:text-properties style:use-window-font-color="true" fo:font-size="10pt" officeooo:rsid="0035373e" style:font-size-asian="10pt" style:font-size-complex="10pt"/>
    </style:style>
    <style:style style:name="T7" style:family="text">
      <style:text-properties style:use-window-font-color="true" fo:font-size="10pt" officeooo:rsid="0034efbd" style:font-size-asian="10pt" style:font-size-complex="10pt"/>
    </style:style>
    <style:style style:name="T8" style:family="text">
      <style:text-properties style:use-window-font-color="true" fo:font-size="10pt" officeooo:rsid="001a49b1" style:font-size-asian="10pt" style:font-size-complex="10pt"/>
    </style:style>
    <style:style style:name="T9" style:family="text">
      <style:text-properties style:use-window-font-color="true" fo:font-size="10pt" officeooo:rsid="003c5122" style:font-size-asian="10pt" style:font-size-complex="10pt"/>
    </style:style>
    <style:style style:name="T10" style:family="text">
      <style:text-properties style:use-window-font-color="true" fo:font-size="10pt" officeooo:rsid="003d06d8" style:font-size-asian="10pt" style:font-size-complex="10pt"/>
    </style:style>
    <style:style style:name="T11" style:family="text">
      <style:text-properties style:use-window-font-color="true" fo:font-size="10pt" officeooo:rsid="0042a3df" style:font-size-asian="10pt" style:font-size-complex="10pt"/>
    </style:style>
    <style:style style:name="T12" style:family="text">
      <style:text-properties style:use-window-font-color="true" fo:font-size="10pt" officeooo:rsid="0044a2f3" style:font-size-asian="10pt" style:font-size-complex="10pt"/>
    </style:style>
    <style:style style:name="T13" style:family="text">
      <style:text-properties style:use-window-font-color="true" fo:font-size="10pt" officeooo:rsid="0057af53" style:font-size-asian="10pt" style:font-size-complex="10pt"/>
    </style:style>
    <style:style style:name="T14" style:family="text">
      <style:text-properties style:use-window-font-color="true" fo:font-size="10pt" officeooo:rsid="005856be" style:font-size-asian="10pt" style:font-size-complex="10pt"/>
    </style:style>
    <style:style style:name="T15" style:family="text">
      <style:text-properties style:use-window-font-color="true" fo:font-size="10pt" officeooo:rsid="0069d9a2" style:font-size-asian="10pt" style:font-size-complex="10pt"/>
    </style:style>
    <style:style style:name="T16" style:family="text">
      <style:text-properties style:use-window-font-color="true" fo:font-size="10pt" fo:language="de" fo:country="DE" officeooo:rsid="0035373e" style:font-size-asian="10pt" style:font-size-complex="10pt"/>
    </style:style>
    <style:style style:name="T17" style:family="text">
      <style:text-properties style:use-window-font-color="true" fo:font-size="10pt" fo:language="de" fo:country="DE" officeooo:rsid="001a49b1" style:font-size-asian="10pt" style:font-size-complex="10pt"/>
    </style:style>
    <style:style style:name="T18" style:family="text">
      <style:text-properties style:use-window-font-color="true" fo:font-size="10pt" fo:font-style="normal" officeooo:rsid="006ec2fe" style:font-size-asian="10pt" style:font-style-asian="normal" style:font-size-complex="10pt" style:font-style-complex="normal"/>
    </style:style>
    <style:style style:name="T19" style:family="text">
      <style:text-properties style:use-window-font-color="true" fo:font-size="10pt" fo:font-style="normal" officeooo:rsid="001c39a2" style:font-size-asian="10pt" style:font-style-asian="normal" style:font-size-complex="10pt" style:font-style-complex="normal"/>
    </style:style>
    <style:style style:name="T20" style:family="text">
      <style:text-properties style:use-window-font-color="true" fo:font-size="10pt" fo:font-style="normal" officeooo:rsid="006f450a" style:font-size-asian="10pt" style:font-style-asian="normal" style:font-size-complex="10pt" style:font-style-complex="normal"/>
    </style:style>
    <style:style style:name="T21" style:family="text">
      <style:text-properties style:use-window-font-color="true" fo:font-size="10pt" fo:font-style="normal" officeooo:rsid="00713a98" style:font-size-asian="10pt" style:font-style-asian="normal" style:font-size-complex="10pt" style:font-style-complex="normal"/>
    </style:style>
    <style:style style:name="T22" style:family="text">
      <style:text-properties officeooo:rsid="0024d191"/>
    </style:style>
    <style:style style:name="T23" style:family="text">
      <style:text-properties officeooo:rsid="002604a8"/>
    </style:style>
    <style:style style:name="T24" style:family="text">
      <style:text-properties fo:font-size="10pt" officeooo:rsid="001a49b1" style:font-size-asian="10pt" style:font-size-complex="10pt"/>
    </style:style>
    <style:style style:name="T25" style:family="text">
      <style:text-properties fo:font-size="10pt" officeooo:rsid="0060f1e8" style:font-size-asian="10pt" style:font-size-complex="10pt"/>
    </style:style>
    <style:style style:name="T26" style:family="text">
      <style:text-properties fo:font-size="10pt" fo:language="de" fo:country="DE" style:font-size-asian="10pt" style:font-size-complex="10pt"/>
    </style:style>
    <style:style style:name="T27" style:family="text">
      <style:text-properties fo:font-size="10pt" fo:language="de" fo:country="DE" officeooo:rsid="002f12da" style:font-size-asian="10pt" style:font-size-complex="10pt"/>
    </style:style>
    <style:style style:name="T28" style:family="text">
      <style:text-properties fo:font-size="10pt" fo:language="de" fo:country="DE" officeooo:rsid="0034efbd" style:font-size-asian="10pt" style:font-size-complex="10pt"/>
    </style:style>
    <style:style style:name="T29" style:family="text">
      <style:text-properties fo:font-size="10pt" fo:language="de" fo:country="DE" officeooo:rsid="0039020a" style:font-size-asian="10pt" style:font-size-complex="10pt"/>
    </style:style>
    <style:style style:name="T30" style:family="text">
      <style:text-properties fo:font-size="10pt" fo:language="de" fo:country="DE" officeooo:rsid="00557a67" style:font-size-asian="10pt" style:font-size-complex="10pt"/>
    </style:style>
    <style:style style:name="T31" style:family="text">
      <style:text-properties fo:font-size="10pt" fo:language="de" fo:country="DE" officeooo:rsid="00602d5d" style:font-size-asian="10pt" style:font-size-complex="10pt"/>
    </style:style>
    <style:style style:name="T32" style:family="text">
      <style:text-properties fo:font-size="10pt" fo:font-style="normal" officeooo:rsid="006ec2fe" style:font-size-asian="10pt" style:font-style-asian="normal" style:font-size-complex="10pt" style:font-style-complex="normal"/>
    </style:style>
    <style:style style:name="T33" style:family="text">
      <style:text-properties officeooo:rsid="002433e6"/>
    </style:style>
    <style:style style:name="T34" style:family="text">
      <style:text-properties fo:color="#2a6099"/>
    </style:style>
    <style:style style:name="T35" style:family="text">
      <style:text-properties fo:color="#2a6099" fo:font-size="10pt" officeooo:rsid="005856be" style:font-size-asian="10pt" style:font-size-complex="10pt"/>
    </style:style>
    <style:style style:name="T36" style:family="text">
      <style:text-properties fo:color="#2a6099" fo:font-size="10pt" officeooo:rsid="0057af53" style:font-size-asian="10pt" style:font-size-complex="10pt"/>
    </style:style>
    <style:style style:name="T37" style:family="text">
      <style:text-properties fo:color="#2a6099" fo:font-size="10pt" fo:background-color="#ffffff" loext:char-shading-value="0" style:font-size-asian="10pt" style:font-size-complex="10pt"/>
    </style:style>
    <style:style style:name="T38" style:family="text">
      <style:text-properties fo:color="#2a6099" fo:font-size="10pt" officeooo:rsid="0044a2f3" fo:background-color="#ffffff" loext:char-shading-value="0" style:font-size-asian="10pt" style:font-size-complex="10pt"/>
    </style:style>
    <style:style style:name="T39"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40" style:family="text">
      <style:text-properties fo:color="#2a6099" fo:background-color="#ffffff" loext:char-shading-value="0"/>
    </style:style>
    <style:style style:name="T41" style:family="text">
      <style:text-properties fo:color="#2a6099" officeooo:rsid="001c39a2" fo:background-color="#ffffff" loext:char-shading-value="0"/>
    </style:style>
    <style:style style:name="T42" style:family="text">
      <style:text-properties fo:color="#2a6099" officeooo:rsid="00680058" fo:background-color="#ffffff" loext:char-shading-value="0"/>
    </style:style>
    <style:style style:name="T43" style:family="text">
      <style:text-properties fo:color="#2a6099" officeooo:rsid="006d6710" fo:background-color="#ffffff" loext:char-shading-value="0"/>
    </style:style>
    <style:style style:name="T44" style:family="text">
      <style:text-properties fo:color="#2a6099" officeooo:rsid="00252f80" fo:background-color="#ffffff" loext:char-shading-value="0"/>
    </style:style>
    <style:style style:name="T45" style:family="text">
      <style:text-properties fo:color="#2a6099" fo:language="de" fo:country="DE"/>
    </style:style>
    <style:style style:name="T46" style:family="text">
      <style:text-properties fo:color="#2a6099" fo:language="de" fo:country="DE" officeooo:rsid="001c39a2" fo:background-color="#ffffff" loext:char-shading-value="0"/>
    </style:style>
    <style:style style:name="T47" style:family="text">
      <style:text-properties fo:color="#2a6099" officeooo:rsid="00790791"/>
    </style:style>
    <style:style style:name="T48"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49" style:family="text">
      <style:text-properties fo:color="#2a6099" fo:font-size="12pt" fo:font-style="normal" style:text-underline-style="solid" style:text-underline-width="auto" style:text-underline-color="font-color" fo:font-weight="normal" officeooo:rsid="006ec2fe" style:font-size-asian="12pt" style:font-style-asian="normal" style:font-weight-asian="normal" style:font-size-complex="12pt" style:font-style-complex="normal" style:font-weight-complex="normal"/>
    </style:style>
    <style:style style:name="T50" style:family="text">
      <style:text-properties fo:color="#2a6099" fo:font-style="normal" style:text-underline-style="solid" style:text-underline-width="auto" style:text-underline-color="font-color" fo:font-weight="normal" officeooo:rsid="006ec2fe" style:font-style-asian="normal" style:font-weight-asian="normal" style:font-style-complex="normal" style:font-weight-complex="normal"/>
    </style:style>
    <style:style style:name="T51" style:family="text">
      <style:text-properties officeooo:rsid="003d06d8"/>
    </style:style>
    <style:style style:name="T52" style:family="text">
      <style:text-properties fo:color="#ffffff" fo:background-color="#2a6099" loext:char-shading-value="0"/>
    </style:style>
    <style:style style:name="T53" style:family="text">
      <style:text-properties fo:color="#ffffff" fo:font-size="10pt" officeooo:rsid="0034efbd" fo:background-color="#2a6099" loext:char-shading-value="0" style:font-size-asian="10pt" style:font-size-complex="10pt"/>
    </style:style>
    <style:style style:name="T54" style:family="text">
      <style:text-properties fo:color="#ffffff" fo:font-size="10pt" fo:language="de" fo:country="DE" fo:background-color="#2a6099" loext:char-shading-value="0" style:font-size-asian="10pt" style:font-size-complex="10pt"/>
    </style:style>
    <style:style style:name="T55" style:family="text">
      <style:text-properties officeooo:rsid="00450e39"/>
    </style:style>
    <style:style style:name="T56" style:family="text">
      <style:text-properties officeooo:rsid="001c39a2"/>
    </style:style>
    <style:style style:name="T57" style:family="text">
      <style:text-properties officeooo:rsid="004ad564"/>
    </style:style>
    <style:style style:name="T58" style:family="text">
      <style:text-properties officeooo:rsid="004aed53"/>
    </style:style>
    <style:style style:name="T59" style:family="text">
      <style:text-properties officeooo:rsid="004f15b8"/>
    </style:style>
    <style:style style:name="T60" style:family="text">
      <style:text-properties officeooo:rsid="00527a89"/>
    </style:style>
    <style:style style:name="T61" style:family="text">
      <style:text-properties officeooo:rsid="005856be"/>
    </style:style>
    <style:style style:name="T62" style:family="text">
      <style:text-properties style:font-name="Liberation Mono" fo:font-size="8pt" style:font-size-asian="8pt" style:font-size-complex="8pt"/>
    </style:style>
    <style:style style:name="T63" style:family="text">
      <style:text-properties fo:language="de" fo:country="DE"/>
    </style:style>
    <style:style style:name="T64" style:family="text">
      <style:text-properties fo:language="de" fo:country="DE" officeooo:rsid="001c39a2"/>
    </style:style>
    <style:style style:name="T65" style:family="text">
      <style:text-properties fo:language="de" fo:country="DE" officeooo:rsid="0065f4fc"/>
    </style:style>
    <style:style style:name="T66" style:family="text">
      <style:text-properties fo:language="de" fo:country="DE" officeooo:rsid="00602d5d"/>
    </style:style>
    <style:style style:name="T67" style:family="text">
      <style:text-properties fo:language="de" fo:country="DE" officeooo:rsid="00557a67"/>
    </style:style>
    <style:style style:name="T68" style:family="text">
      <style:text-properties officeooo:rsid="005f48a1"/>
    </style:style>
    <style:style style:name="T69" style:family="text">
      <style:text-properties officeooo:rsid="0065edf7"/>
    </style:style>
    <style:style style:name="T70" style:family="text">
      <style:text-properties officeooo:rsid="00671217"/>
    </style:style>
    <style:style style:name="T71" style:family="text">
      <style:text-properties officeooo:rsid="00680058"/>
    </style:style>
    <style:style style:name="T72" style:family="text">
      <style:text-properties officeooo:rsid="0069d9a2"/>
    </style:style>
    <style:style style:name="T73" style:family="text">
      <style:text-properties officeooo:rsid="006d6710"/>
    </style:style>
    <style:style style:name="T74" style:family="text">
      <style:text-properties officeooo:rsid="006eb985"/>
    </style:style>
    <style:style style:name="T75" style:family="text">
      <style:text-properties fo:color="#00a933" fo:font-style="italic" officeooo:rsid="006eb985" style:font-style-asian="italic" style:font-style-complex="italic"/>
    </style:style>
    <style:style style:name="T76" style:family="text">
      <style:text-properties fo:color="#00a933" fo:font-size="10pt" fo:font-style="italic" officeooo:rsid="006ec2fe" style:font-size-asian="10pt" style:font-style-asian="italic" style:font-size-complex="10pt" style:font-style-complex="italic"/>
    </style:style>
    <style:style style:name="T77" style:family="text">
      <style:text-properties fo:font-weight="bold" officeooo:rsid="0077c3ab" style:font-weight-asian="bold" style:font-weight-complex="bold"/>
    </style:style>
    <style:style style:name="T78" style:family="text">
      <style:text-properties officeooo:rsid="00790791"/>
    </style:style>
    <style:style style:name="T79" style:family="text">
      <style:text-properties fo:font-style="normal" officeooo:rsid="006ec2fe" style:font-style-asian="normal" style:font-style-complex="normal"/>
    </style:style>
    <style:style style:name="T80" style:family="text">
      <style:text-properties fo:font-style="normal" style:text-underline-style="solid" style:text-underline-width="auto" style:text-underline-color="font-color" fo:font-weight="normal" officeooo:rsid="006ec2fe"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7" text:outline-level="1">Das Package Multis</text:h>
      <text:p text:style-name="P1"/>
      <text:p text:style-name="P3"><text:bookmark-ref text:reference-format="text" text:ref-name="__RefHeading___Toc687_940083067">Installation</text:bookmark-ref></text:p>
      <text:p text:style-name="P1"/>
      <text:p text:style-name="P2"><text:bookmark-ref text:reference-format="text" text:ref-name="__RefHeading___Toc16179_658426360">TMultiPanel </text:bookmark-ref></text:p>
      <text:p text:style-name="P1"/>
      <text:p text:style-name="P86"><text:bookmark-ref text:reference-format="text" text:ref-name="__RefHeading___Toc1626_729948718">TMultiButton </text:bookmark-ref></text:p>
      <text:p text:style-name="P1"/>
      <text:p text:style-name="P1">TMultiButtonStylemanager</text:p>
      <text:p text:style-name="P1"/>
      <text:p text:style-name="P1">TMultiplexSlider</text:p>
      <text:p text:style-name="P1"/>
      <text:p text:style-name="P1">TMultiSeperator</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89" text:outline-level="2"><text:bookmark-start text:name="__RefHeading___Toc687_940083067"/>Installation<text:bookmark-end text:name="__RefHeading___Toc687_940083067"/></text:h>
      <text:p text:style-name="P33">Das Package befindet sich in folgendem Githubkonto: <text:a xlink:type="simple" xlink:href="https://github.com/wennerer/Multis" text:style-name="Internet_20_link" text:visited-style-name="Visited_20_Internet_20_Link">https://github.com/wennerer/Multis</text:a> </text:p>
      <text:p text:style-name="P78"><text:span text:style-name="T9">Nachdem das Package geklont oder heruntergeladen wurde kann es in Lazarus installiert werden. Dazu Lazarus öffnen, dort unter </text:span><text:span text:style-name="T10">Package den Punkt Package-Datei (.lpk) öffnen… anklicken.</text:span></text:p>
      <text:p text:style-name="P28"><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32"/>
      <text:p text:style-name="P31"/>
      <text:p text:style-name="P31"/>
      <text:p text:style-name="P31"/>
      <text:p text:style-name="P29">Jetzt in den Ordner Multis navigieren und dort die Datei multis.lpk auswählen.</text:p>
      <text:p text:style-name="P31"><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29">Es öffnet sich folgendes Fenster:</text:p>
      <text:p text:style-name="P29"><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29"><text:tab/>Hier auf Verwenden und dann Installieren.</text:p>
      <text:p text:style-name="P31"/>
      <text:p text:style-name="P31"><text:tab/><text:span text:style-name="T51">Diesen Dialog mit Ja bestätigen:</text:span></text:p>
      <text:p text:style-name="P31"><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31"/>
      <text:p text:style-name="P31"/>
      <text:p text:style-name="P31"/>
      <text:p text:style-name="P31"/>
      <text:p text:style-name="P31"/>
      <text:p text:style-name="P31"/>
      <text:p text:style-name="P34">Nun befindet sich ein neuer Reiter Multi in der Palettenauswahl.</text:p>
      <text:p text:style-name="P34"><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31"/>
      <text:p text:style-name="P31"/>
      <text:p text:style-name="P31"/>
      <text:p text:style-name="P31"/>
      <text:p text:style-name="P31"/>
      <text:p text:style-name="P1"/>
      <text:p text:style-name="P1"/>
      <text:h text:style-name="P88" text:outline-level="2"><text:bookmark-start text:name="__RefHeading___Toc16179_658426360"/><text:soft-page-break/>TMultiPanel <text:bookmark-end text:name="__RefHeading___Toc16179_658426360"/></text:h>
      <text:h text:style-name="P91" text:outline-level="3">Eigenschaften</text:h>
      <text:p text:style-name="P67"><text:span text:style-name="T5">Action<text:tab/>: </text:span><text:bookmark text:name="tw-target-text"/><text:span text:style-name="T26">Die dem Steuerelement zugeordnete Aktion</text:span></text:p>
      <text:p text:style-name="P74"><text:span text:style-name="T5">Align<text:tab/>: </text:span><text:bookmark text:name="tw-target-text1"/><text:span text:style-name="T26">Gibt die Platzierung des Steuerelements innerhalb seines übergeordneten <text:tab/> <text:s/><text:tab/> <text:s/>Elements an</text:span></text:p>
      <text:p text:style-name="P67"><text:span text:style-name="T5">Anchors<text:tab/>: </text:span><text:bookmark text:name="tw-target-text2"/><text:span text:style-name="T26">Der Satz von Ankerdefinitionen für dieses Steuerelement</text:span></text:p>
      <text:p text:style-name="P74"><text:span text:style-name="T5">Autosize<text:tab/>: </text:span><text:bookmark text:name="tw-target-text3"/><text:span text:style-name="T26">Ermöglicht die automatische Anpassung der Größe des Steuerelements an <text:tab/><text:tab/> <text:s/>seinen Inhalt</text:span></text:p>
      <text:p text:style-name="P67"><text:span text:style-name="T5">BidiMode<text:tab/>: </text:span><text:bookmark text:name="tw-target-text4"/><text:span text:style-name="T26">Anpassung (von Textsteuerelementen) in bidirektionalen Leseumgebungen</text:span></text:p>
      <text:p text:style-name="P20"><text:span text:style-name="T52"><text:reference-ref text:reference-format="text" text:ref-name="BorderSettings">BorderSettings</text:reference-ref></text:span><text:span text:style-name="T52"><text:s/></text:span><text:tab/>: <text:span text:style-name="T22">D</text:span>ie Eigenschaften des Randes</text:p>
      <text:p text:style-name="P65"><text:span text:style-name="T52"><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27"><text:span text:style-name="T52"><text:reference-ref text:reference-format="text" text:ref-name="BorderSettings.InnerColor">BorderSettings.InnerColor</text:reference-ref></text:span><text:span text:style-name="T52"><text:s/></text:span><text:tab/>: <text:span text:style-name="T22">D</text:span>ie Farbe des inneren Randes</text:p>
      <text:p text:style-name="P63"><text:span text:style-name="T52"><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23"><text:span text:style-name="T52"><text:reference-ref text:reference-format="text" text:ref-name="BorderSettings.OuterColor">BorderSettings.OuterColor</text:reference-ref></text:span><text:span text:style-name="T52"><text:s/></text:span><text:tab/>: <text:span text:style-name="T22">D</text:span>ie Farbe des äußeren Randes</text:p>
      <text:p text:style-name="P23"><text:span text:style-name="T52"><text:reference-ref text:reference-format="text" text:ref-name="BorderSettings.OuterWidth">BorderSettings.OuterWidth</text:reference-ref></text:span><text:span text:style-name="T52"><text:s/></text:span><text:tab/>: <text:span text:style-name="T22">D</text:span>ie <text:span text:style-name="T33">D</text:span>icke des äußeren Randes</text:p>
      <text:p text:style-name="P67"><text:span text:style-name="T5">BorderSpacing<text:tab/>: </text:span><text:bookmark text:name="tw-target-text5"/><text:span text:style-name="T26">Bestimmt den inneren und äußeren Rahmenabstand für dieses Steuerelement</text:span></text:p>
      <text:p text:style-name="P20">Caption <text:tab/>: Der Text den der Benutzer in das Panel schreibt</text:p>
      <text:p text:style-name="P20">CaptionAlignment<text:tab/>: Ausrichtung des Textes in der Caption (Links,Mitte,Rechts)</text:p>
      <text:p text:style-name="P17">CaptionHorMargin <text:tab/>: Der horizontale Abstand des Textes im Textrechteck (nur wirksam mit <text:tab/><text:tab/> <text:s/>taLeftJustify)</text:p>
      <text:p text:style-name="P20">CaptionLayout<text:tab/>: Ausrichtung des Textes in der Caption (Oben,Mitte,Unten)</text:p>
      <text:p text:style-name="P20">CaptionVerMargin <text:tab/>: Der vertikale Abstand des Textes im Textrechteck (nur wirksam mit tlTop)</text:p>
      <text:p text:style-name="P20">CaptionWordbreak <text:tab/>: Ermöglicht einen Zeilenumbruch in der Caption</text:p>
      <text:p text:style-name="P20"><text:span text:style-name="T52"><text:reference-ref text:reference-format="text" text:ref-name="ColorEnd">ColorEnd</text:reference-ref></text:span><text:s text:c="3"/><text:tab/>: Die Endfarbe des Panels (für Farbverlauf)</text:p>
      <text:p text:style-name="P20"><text:span text:style-name="T52"><text:reference-ref text:reference-format="text" text:ref-name="ColorGradient">ColorGradient</text:reference-ref></text:span><text:span text:style-name="T52"><text:s/></text:span><text:tab/>: Die Richtung des Farbverlaufs</text:p>
      <text:p text:style-name="P20"><text:span text:style-name="T52"><text:reference-ref text:reference-format="text" text:ref-name="ColorStart">ColorStart</text:reference-ref></text:span><text:s/><text:tab/>: Die Startfarbe des Panels (für Farbverlauf)</text:p>
      <text:p text:style-name="P67"><text:span text:style-name="T5">Constraints<text:tab/>:</text:span><text:bookmark text:name="tw-target-text6"/><text:span text:style-name="T5"> </text:span><text:span text:style-name="T26">Die minimale und maximale Breite und Höhe für das Steuerelement</text:span></text:p>
      <text:p text:style-name="P75"><text:span text:style-name="T27">Cursor<text:tab/>: </text:span><text:bookmark text:name="tw-target-text7"/><text:span text:style-name="T26">Die Form des Mauszeigers, wenn sich die Maus über diesem Steuerelement <text:tab/> <text:s/>befindet</text:span></text:p>
      <text:p text:style-name="P75"><text:span text:style-name="T26">DoubleBuffered<text:tab/>: </text:span><text:bookmark text:name="tw-target-text8"/><text:span text:style-name="T26">Ermöglicht das Reduzieren des Flimmerns in der Lackierung des <text:tab/> <text:tab/> <text:tab/> <text:s/>Steuerelements</text:span></text:p>
      <text:p text:style-name="P67"><text:span text:style-name="T5">DragCursor<text:tab/>: </text:span><text:bookmark text:name="tw-target-text9"/><text:span text:style-name="T26">Die Cursorform, die angezeigt wird, während das Steuerelement gezogen wird</text:span></text:p>
      <text:p text:style-name="P67"><text:span text:style-name="T26">DragKind<text:tab/>: </text:span><text:bookmark text:name="tw-target-text10"/><text:span text:style-name="T26">Der Vorgang, wenn das Steuerelement gezogen wird - Drag or Dock</text:span></text:p>
      <text:p text:style-name="P67"><text:span text:style-name="T26">DragMode<text:tab/>: </text:span><text:bookmark text:name="tw-target-text11"/><text:span text:style-name="T26">Ermöglicht dem Benutzer, das Steuerelement zu ziehen</text:span></text:p>
      <text:p text:style-name="P20"><text:span text:style-name="T52"><text:reference-ref text:reference-format="text" text:ref-name="DrawACustomPanel">DrawACustomPanel</text:reference-ref></text:span><text:span text:style-name="T52"><text:s/></text:span><text:tab/>: Öffnet einen Editor in dem man ein Panel zeichnen kann</text:p>
      <text:p text:style-name="P20"><text:span text:style-name="T52"><text:reference-ref text:reference-format="text" text:ref-name="DropDown">DropDown</text:reference-ref></text:span><text:span text:style-name="T52">Menu</text:span> <text:tab/>: Die Eigenschaften der DropDownfunktion</text:p>
      <text:p text:style-name="P21"><text:span text:style-name="T52"><text:reference-ref text:reference-format="text" text:ref-name="DropDownMenu.Active">DropDownMenu.Active</text:reference-ref></text:span><text:span text:style-name="T52"><text:s/></text:span><text:tab/>: Aktiviert die DropDown-Funktion</text:p>
      <text:p text:style-name="P21"><text:span text:style-name="T52"><text:reference-ref text:reference-format="text" text:ref-name="DropDown">DropDown</text:reference-ref></text:span><text:span text:style-name="T52">Menu.Compressed</text:span> <text:tab/>: Eigenschaften des komprimierten Panels</text:p>
      <text:p text:style-name="P22"><text:span text:style-name="T52"><text:reference-ref text:reference-format="text" text:ref-name="DropDownMenu.Compressed.Active">DropDownMenu.Compressed.Active</text:reference-ref></text:span><text:s text:c="2"/>: <text:span text:style-name="T23">M</text:span>acht die Auswahl zum Startwert</text:p>
      <text:p text:style-name="P22"><text:span text:style-name="T52"><text:reference-ref text:reference-format="text" text:ref-name="DropDownMenu.Compressed.Height">DropDownMenu.Compressed.Height</text:reference-ref></text:span><text:s text:c="2"/>: <text:span text:style-name="T23">D</text:span>ie Höhe des komprimierten Panels</text:p>
      <text:p text:style-name="P22"><text:span text:style-name="T52"><text:reference-ref text:reference-format="text" text:ref-name="DropDownMenu.Compressed.Width">DropDownMenu.Compressed.Width</text:reference-ref></text:span><text:span text:style-name="T52"><text:s/></text:span><text:s text:c="2"/>: <text:span text:style-name="T23">D</text:span>ie Breite des komprimierten Panels</text:p>
      <text:p text:style-name="P21"><text:span text:style-name="T52"><text:reference-ref text:reference-format="text" text:ref-name="DropDownMenu.Direction">DropDownMenu.Direction</text:reference-ref></text:span><text:s/><text:tab/>: <text:span text:style-name="T22">D</text:span>ie Ausklapprichtung</text:p>
      <text:p text:style-name="P19"><text:span text:style-name="T52"><text:reference-ref text:reference-format="text" text:ref-name="DropDownMenu.Hotspot">DropDownMenu.Hotspot</text:reference-ref></text:span><text:s/><text:tab/>: Legt den Bereich fest in dem ein Klick wirkt, nur aktive mit <text:tab/> <text:tab/> <text:tab/> <text:s/>DropDownMenu.Active und trPinned <text:span text:style-name="T66">(</text:span><text:span text:style-name="T67">nur zur Laufzeit!</text:span><text:span text:style-name="T66">)</text:span></text:p>
      <text:p text:style-name="P21"><text:soft-page-break/><text:span text:style-name="T52"><text:reference-ref text:reference-format="text" text:ref-name="DropDownMenu.Speed">DropDownMenu.Speed</text:reference-ref></text:span><text:s/><text:tab/>: <text:span text:style-name="T22">D</text:span>ie Zeichengeschwindigkeit (Timer Intervall)</text:p>
      <text:p text:style-name="P21"><text:span text:style-name="T52"><text:reference-ref text:reference-format="text" text:ref-name="DropDownMenu.Step">DropDownMenu.Step</text:reference-ref></text:span><text:s/><text:tab/>: <text:span text:style-name="T22">D</text:span>er Zeichenschritt (<text:span text:style-name="T22">in </text:span>Pixel)</text:p>
      <text:p text:style-name="P21"><text:span text:style-name="T52"><text:reference-ref text:reference-format="text" text:ref-name="DropDown">DropDown</text:reference-ref></text:span><text:span text:style-name="T52">Menu.Stretched </text:span><text:s/><text:tab/>: Eigenschaften des gedehnten Panels</text:p>
      <text:p text:style-name="P22"><text:span text:style-name="T52"><text:reference-ref text:reference-format="text" text:ref-name="DropDownMenu.Stretched.Active">DropDownMenu.Stretched.Active</text:reference-ref></text:span><text:span text:style-name="T52"><text:s/></text:span><text:tab/>: <text:span text:style-name="T23">M</text:span>acht die Auswahl zum Startwert</text:p>
      <text:p text:style-name="P22"><text:span text:style-name="T52"><text:reference-ref text:reference-format="text" text:ref-name="DropDownMenu.Stretched.Height">DropDownMenu.Stretched.Height</text:reference-ref></text:span><text:span text:style-name="T52"><text:s/></text:span><text:tab/>: <text:span text:style-name="T23">D</text:span>ie Höhe des gedehnten Panels</text:p>
      <text:p text:style-name="P22"><text:span text:style-name="T52"><text:reference-ref text:reference-format="text" text:ref-name="DropDownMenu.Stretched.Width">DropDownMenu.Stretched.Width</text:reference-ref></text:span><text:span text:style-name="T52"><text:s/></text:span><text:s/><text:tab/>: <text:span text:style-name="T23">D</text:span>ie Breite des gedehnten Panels</text:p>
      <text:p text:style-name="P21"><text:span text:style-name="T52"><text:reference-ref text:reference-format="text" text:ref-name="DropDownMenu.Trigger">DropDownMenu.Trigger</text:reference-ref></text:span><text:span text:style-name="T52"><text:s/></text:span><text:s/><text:tab/>: <text:span text:style-name="T22">Der </text:span>Auslöser</text:p>
      <text:p text:style-name="P20">Font<text:tab/>: Die Schrift die für die Textanzeige in diesem Panel verwendet werden soll</text:p>
      <text:p text:style-name="P68"><text:span text:style-name="T5">Height<text:tab/>: </text:span><text:bookmark text:name="tw-target-text12"/><text:span text:style-name="T26">Die vertikale Größe des Steuerelements</text:span></text:p>
      <text:p text:style-name="P68"><text:span text:style-name="T6">HelpContext<text:tab/>: </text:span><text:bookmark text:name="tw-target-text13"/><text:span text:style-name="T26">Die ID für die kontextbezogene Hilfe zu diesem Steuerelement</text:span></text:p>
      <text:p text:style-name="P68"><text:span text:style-name="T16">HelpKeyword<text:tab/>: </text:span><text:bookmark text:name="tw-target-text14"/><text:span text:style-name="T16">Das Schlüsselwort für die kontextbezogene Hilfe zu diesem Steuerelement</text:span><text:span text:style-name="T5"><text:tab/></text:span></text:p>
      <text:p text:style-name="P74"><text:span text:style-name="T5">HelpType<text:tab/>: </text:span><text:bookmark text:name="tw-target-text15"/><text:span text:style-name="T26">Legt fest, ob die kontextsensitive Hilfe nach numerischer ID oder <text:tab/> <text:tab/> <text:s/>Schlüsselwort ausgewählt wird</text:span></text:p>
      <text:p text:style-name="P76"><text:span text:style-name="T28">Hint<text:tab/>: </text:span><text:bookmark text:name="tw-target-text16"/><text:span text:style-name="T26">Der Text, der im Hinweisfenster für das Steuerelement angezeigt werden soll</text:span></text:p>
      <text:p text:style-name="P20">ImageIndex<text:tab/>: Der Index eines Bildes in einer ImageList</text:p>
      <text:p text:style-name="P20">ImageLeft <text:s/><text:tab/>: Die Koordinate der linken Ecke des Bildes</text:p>
      <text:p text:style-name="P20">Images <text:s/><text:tab/>: Eine Liste zum Einfügen von Bildern </text:p>
      <text:p text:style-name="P20">ImageTop <text:s text:c="2"/><text:tab/>: Die Koordinate der oberen Ecke des Bildes</text:p>
      <text:p text:style-name="P24">ImageWidth <text:tab/>: Die einmalige Breite aller Bilder in der Liste</text:p>
      <text:p text:style-name="P69"><text:span text:style-name="T53"><text:reference-ref text:reference-format="text" text:ref-name="Left">Left</text:reference-ref></text:span><text:span text:style-name="T7"><text:tab/>: </text:span><text:bookmark text:name="tw-target-text17"/><text:span text:style-name="T26">Die Clientkoordinate des linken Rands des Steuerelements</text:span></text:p>
      <text:p text:style-name="P24"><text:span text:style-name="T52"><text:reference-ref text:reference-format="text" text:ref-name="RndRctRadius">RndRctRadius</text:reference-ref></text:span><text:tab/>: Eckendurchmesser wenn geometrische Form ist RoundRect</text:p>
      <text:p text:style-name="P25"><text:span text:style-name="T52"><text:reference-ref text:reference-format="text" text:ref-name="Style">Style</text:reference-ref></text:span><text:tab/>: Die geometrische Form des Panels </text:p>
      <text:p text:style-name="P69"><text:span text:style-name="T53"><text:reference-ref text:reference-format="text" text:ref-name="Top">Top</text:reference-ref></text:span><text:span text:style-name="T7"><text:tab/>: </text:span><text:bookmark text:name="tw-target-text18"/><text:span text:style-name="T26">Die Clientkoordinate des oberen Rands des Steuerelements</text:span></text:p>
      <text:p text:style-name="P18">Visible <text:tab/>: Ermöglicht das Ein- oder Ausblenden des Steuerelements und aller seiner <text:tab/><text:tab/> <text:s/>untergeordneten Elemente</text:p>
      <text:p text:style-name="P71"><text:span text:style-name="T5">Width<text:tab/>: </text:span><text:bookmark text:name="tw-target-text19"/><text:span text:style-name="T26">Die horizontale Ausdehnung des Steuerelements</text:span></text:p>
      <text:p text:style-name="P73"><text:span text:style-name="T54"><text:reference-ref text:reference-format="text" text:ref-name="Appear">Appear</text:reference-ref></text:span><text:span text:style-name="T54"><text:s/></text:span><text:span text:style-name="T26"><text:tab/>: läßt das Panel erscheinen </text:span><text:span text:style-name="T31">(</text:span><text:span text:style-name="T30">nur zur Laufzeit!</text:span><text:span text:style-name="T31">)</text:span></text:p>
      <text:p text:style-name="P73"><text:span text:style-name="T54"><text:reference-ref text:reference-format="text" text:ref-name="Disappear">Disappear</text:reference-ref></text:span><text:span text:style-name="T26"><text:s/><text:tab/>: läßt das Panel verschwinden </text:span><text:span text:style-name="T31">(</text:span><text:span text:style-name="T30">nur zur Laufzeit!</text:span><text:span text:style-name="T31">)</text:span></text:p>
      <text:p text:style-name="P73"><text:span text:style-name="T54"><text:reference-ref text:reference-format="text" text:ref-name="AnimationSpeed">AnimationSpeed</text:reference-ref></text:span><text:span text:style-name="T26"><text:tab/>: Geschwindigkeit für Appear bzw. Disappear (default 0,05) </text:span><text:span text:style-name="T31">(</text:span><text:span text:style-name="T30">nur zur Laufzeit!</text:span><text:span text:style-name="T31">)</text:span></text:p>
      <text:p text:style-name="P73"><text:span text:style-name="T54"><text:reference-ref text:reference-format="text" text:ref-name="ParentAsBkgrd">ParentAsBkgrd</text:reference-ref></text:span><text:span text:style-name="T26"><text:tab/>: </text:span><text:span text:style-name="T31">Hinterggrund des Panels nimmt die Farbe des Parent an (</text:span><text:span text:style-name="T30">nur zur Laufzeit!</text:span><text:span text:style-name="T31">)</text:span></text:p>
      <text:p text:style-name="P66"/>
      <text:h text:style-name="P93" text:outline-level="3">Ereignisse</text:h>
      <text:p text:style-name="P15"><text:span text:style-name="T24">OnChangeBounds<text:tab/>: </text:span><text:span text:style-name="T25">H</text:span><text:span text:style-name="T24">andler für eine </text:span><text:span text:style-name="T25">Ä</text:span><text:span text:style-name="T24">nderung der Grenzen des Steuerelements</text:span></text:p>
      <text:p text:style-name="P5"/>
      <text:p text:style-name="P11"><text:span text:style-name="T24">OnClick <text:tab/>: </text:span><text:bookmark text:name="tw-target-text20"/><text:span text:style-name="T26">Benachrichtigungshandler für Mausklicks</text:span></text:p>
      <text:p text:style-name="P5"/>
      <text:p text:style-name="P4">OnCompressed <text:tab/>: Handler wenn das Panel komprimiert ist, nur aktive wenn <text:tab/> <text:tab/> <text:tab/> <text:s/>DropDownMenu.Active</text:p>
      <text:p text:style-name="P5"/>
      <text:p text:style-name="P77"><text:span text:style-name="T5">OnDragDrop<text:tab/>: </text:span><text:bookmark text:name="tw-target-text21"/><text:span text:style-name="T26">Dieser Handler bestimmt die Aktion beim Ablegen auf diesem Steuerelement in <text:tab/> <text:s/>einem Drag-Drop-Vorgang</text:span></text:p>
      <text:p text:style-name="P77"><text:span text:style-name="T5">OnDragOver<text:tab/>: </text:span><text:bookmark text:name="tw-target-text22"/><text:span text:style-name="T26">Ereignishandler für ein Steuerelement, das über dieses Steuerelement gezogen <text:tab/> <text:s/>wird</text:span></text:p>
      <text:p text:style-name="P70"><text:span text:style-name="T5">OnEndDrag<text:tab/>: </text:span><text:bookmark text:name="tw-target-text23"/><text:span text:style-name="T26">Benachrichtigungshandler für das Ende eines Ziehvorgangs</text:span></text:p>
      <text:p text:style-name="P12"><text:span text:style-name="T24">OnEnter <text:tab/>: </text:span><text:bookmark text:name="tw-target-text24"/><text:span text:style-name="T26">Handler für die Steuerung, die den Fokus erhält</text:span></text:p>
      <text:p text:style-name="P6"/>
      <text:p text:style-name="P14"><text:span text:style-name="T8">OnExit <text:tab/>: </text:span><text:bookmark text:name="tw-target-text25"/><text:span text:style-name="T26">Handler für die Steuerung, die den Fokus verliert;</text:span></text:p>
      <text:p text:style-name="P7"/>
      <text:p text:style-name="P12"><text:span text:style-name="T8">OnKeyDown<text:tab/>:</text:span><text:bookmark text:name="tw-target-text26"/><text:span text:style-name="T8"> </text:span><text:span text:style-name="T26">Handler für gedrückte Tastaturtaste</text:span></text:p>
      <text:p text:style-name="P7"/>
      <text:p text:style-name="P12"><text:span text:style-name="T24">OnKeyPress <text:tab/>: </text:span><text:bookmark text:name="tw-target-text27"/><text:span text:style-name="T26">Handler für ein vom Benutzer eingegebenes Zeichen</text:span></text:p>
      <text:p text:style-name="P6"/>
      <text:p text:style-name="P12"><text:span text:style-name="T8">OnKeyUp<text:tab/>: </text:span><text:bookmark text:name="tw-target-text28"/><text:span text:style-name="T26">Handler für Tastaturtaste freigegeben</text:span></text:p>
      <text:p text:style-name="P7"/>
      <text:p text:style-name="P12"><text:span text:style-name="T8">OnMouseDown <text:tab/>: </text:span><text:bookmark text:name="tw-target-text29"/><text:span text:style-name="T26">Ereignishandler für das </text:span><text:span text:style-name="T29">Drücken</text:span><text:span text:style-name="T26"> der Maustaste</text:span></text:p>
      <text:p text:style-name="P7"/>
      <text:p text:style-name="P12"><text:span text:style-name="T8">OnMouseEnter <text:tab/>: </text:span><text:bookmark text:name="tw-target-text30"/><text:span text:style-name="T26">Ereignishandler für das Betreten des Bereichs des Steuerelements mit der Maus</text:span></text:p>
      <text:p text:style-name="P7"/>
      <text:p text:style-name="P13"><text:span text:style-name="T8">OnMouseLeave <text:tab/>: </text:span><text:span text:style-name="T17">Ereignishandler</text:span><text:span text:style-name="T26"> für Maus, die den Bereich des Steuerelements verlässt</text:span><text:span text:style-name="T8"> </text:span></text:p>
      <text:p text:style-name="P7"/>
      <text:p text:style-name="P11"><text:span text:style-name="T24">OnMouseMove <text:tab/>: </text:span><text:bookmark text:name="tw-target-text32"/><text:span text:style-name="T26">Ereignishandler für die Mausbewegung innerhalb des Steuerelements</text:span></text:p>
      <text:p text:style-name="P5"/>
      <text:p text:style-name="P11"><text:span text:style-name="T24">OnMouseUp <text:tab/>: </text:span><text:bookmark text:name="tw-target-text33"/><text:span text:style-name="T26">Ereignishandler für das </text:span><text:span text:style-name="T29">Loslassen</text:span><text:span text:style-name="T26"> der Maustaste</text:span></text:p>
      <text:p text:style-name="P5"/>
      <text:p text:style-name="P70"><text:span text:style-name="T5">OnStartDrag<text:tab/>: </text:span><text:bookmark text:name="tw-target-text34"/><text:span text:style-name="T26">Ereignishandler für den Start eines Ziehvorgangs</text:span></text:p>
      <text:p text:style-name="P4">OnStreched <text:tab/>: Handler wenn das Panel ausgeklappt ist, nur aktive wenn <text:tab/> <text:s/><text:tab/> <text:s/><text:tab/> <text:s/>DropDownMenu.Active</text:p>
      <text:p text:style-name="P8"/>
      <text:p text:style-name="P8"/>
      <text:h text:style-name="P94" text:outline-level="3"><text:span text:style-name="T72">Öffentliche Proz</text:span>e<text:span text:style-name="T72">duren</text:span></text:h>
      <text:p text:style-name="P8"/>
      <text:p text:style-name="P9">procedure MouseMove({%H-}Shift: TShiftState; X, Y: Integer);override;</text:p>
      <text:p text:style-name="P9">procedure MouseDown({%H-}Button: TMouseButton;{%H-}Shift: TShiftState; X, Y: Integer);override;</text:p>
      <text:p text:style-name="P9">procedure MouseUp({%H-}Button: TMouseButton; {%H-}Shift: TShiftState; {%H-}X, {%H-}Y: Integer);override;</text:p>
      <text:p text:style-name="P9">procedure <text:span text:style-name="T52"><text:reference-ref text:reference-format="text" text:ref-name="LoadFromFile">LoadFromFile</text:reference-ref></text:span>(aFileName: string);</text:p>
      <text:p text:style-name="P10">procedure <text:span text:style-name="T52"><text:reference-ref text:reference-format="text" text:ref-name="InvalidateBackground">InvalidateBackground</text:reference-ref></text:span>; </text:p>
      <text:p text:style-name="P10">procedure ParentInputHandler({%H-}Sender: TObject; Msg: Cardinal);</text:p>
      <text:p text:style-name="P9">procedure Notification(AComponent: TComponent;Operation: TOperation); override;</text:p>
      <text:p text:style-name="P9">constructor Create(AOwner: TComponent); override;</text:p>
      <text:p text:style-name="P9">destructor <text:s/>Destroy; override;</text:p>
      <text:p text:style-name="P9">procedure MouseEnter; override;</text:p>
      <text:p text:style-name="P16"><text:span text:style-name="T5">procedure Mous</text:span><text:span text:style-name="T15">eLeave</text:span><text:span text:style-name="T5">; override;</text:span></text:p>
      <text:p text:style-name="P9">procedure Paint; override;</text:p>
      <text:h text:style-name="P95" text:outline-level="3">Beschreibung</text:h>
      <text:p text:style-name="P85"/>
      <text:p text:style-name="P30">Das MultiPanel findest du im Reiter Multis</text:p>
      <text:p text:style-name="P30"><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30"/>
      <text:p text:style-name="P30"/>
      <text:p text:style-name="P30"/>
      <text:p text:style-name="P35">Die Form des MultiPanels lässt sich mit der Eigenschaft <text:reference-mark-start text:name="Style"/><text:span text:style-name="T40">Style</text:span><text:reference-mark-end text:name="Style"/><text:span text:style-name="T40"> </text:span>beeinflussen.</text:p>
      <text:p text:style-name="P35">mpsRect: <text:s text:c="4"/><text:tab/>mpsEllipse:<text:tab/><text:tab/><text:tab/>mpsRoundRect:<text:tab/></text:p>
      <text:p text:style-name="P37"><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40"> </text:span><text:reference-mark-start text:name="RndRctRadius"/><text:span text:style-name="T40">RndRctRadius</text:span><text:reference-mark-end text:name="RndRctRadius"/><text:span text:style-name="T40"> </text:span><text:tab/>einstellen. <text:tab/>Standardeinstellung ist 40<text:tab/><text:tab/><draw:frame draw:style-name="fr2"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49">mpsCustom: </text:p>
      <text:p text:style-name="P80"><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1"><text:tab/></text:span><text:span text:style-name="T12">Bei mpsCustom ist standardmäßig ein Dreieck hinterlegt. Um ein benutzerdefiniertes Panel zu <text:tab/>zeichnen muss man auf auf die 3 Punkte hinter </text:span><text:reference-mark-start text:name="DrawACustomPanel"/><text:span text:style-name="T37">DrawACustomPanel</text:span><text:reference-mark-end text:name="DrawACustomPanel"/><text:span text:style-name="T38"> </text:span><text:span text:style-name="T12">klicken.</text:span></text:p>
      <text:p text:style-name="P38"><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36"/>
      <text:p text:style-name="P39">Es öffnet sich ein Eigenschaftseditor:</text:p>
      <text:p text:style-name="P40"><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55">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40"><text:tab/><text:span text:style-name="T77">Bedenke es muss mpsCustom eingestellt sein!</text:span></text:p>
      <text:p text:style-name="P40"/>
      <text:p text:style-name="P40"/>
      <text:p text:style-name="P40"/>
      <text:p text:style-name="P40"/>
      <text:p text:style-name="P40"/>
      <text:p text:style-name="P48">Zur Laufzeit lassen sich auch mit <text:reference-mark-start text:name="LoadFromFile"/><text:span text:style-name="T40">LoadFromFile</text:span><text:reference-mark-end text:name="LoadFromFile"/> vorab gespeicherte MultiPanel‘s laden.</text:p>
      <text:p text:style-name="P40"/>
      <text:p text:style-name="P40"/>
      <text:p text:style-name="P40"/>
      <text:p text:style-name="P40"/>
      <text:p text:style-name="P40"/>
      <text:p text:style-name="P40"/>
      <text:p text:style-name="P40"/>
      <text:p text:style-name="P41"><text:soft-page-break/>Um die Farbe des MultiPanels zuverändern benötigst du die Eigenschaften<text:span text:style-name="T40"> </text:span><text:reference-mark-start text:name="ColorStart"/><text:span text:style-name="T40">ColorStart</text:span><text:reference-mark-end text:name="ColorStart"/>, <text:reference-mark-start text:name="ColorEnd"/><text:span text:style-name="T40">ColorEnd</text:span><text:reference-mark-end text:name="ColorEnd"/> und <text:reference-mark-start text:name="ColorGradient"/><text:span text:style-name="T41">ColorGradient</text:span><text:reference-mark-end text:name="ColorGradient"/><text:span text:style-name="T56">. </text:span>Um ein einfarbiges MultiPanel zu bekommen muss ColorStart und ColorEnd gleich sein. Ansonsten bestimmt die Zusammensetzung aus den drei Eigenschaften das Aussehen.</text:p>
      <text:p text:style-name="P42">gcSpread: <text:s text:c="3"/><text:tab/>gcRadiant: <text:s text:c="4"/><text:tab/>gcAlternate:</text:p>
      <text:p text:style-name="P42"><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2" draw:name="Bild15" text:anchor-type="char" svg:x="9.941cm" svg:y="0.254cm" svg:width="2.734cm" svg:height="1.783cm" draw:z-index="14"><draw:image xlink:href="Pictures/1000000000000114000000B4F0DF8655D9E6CA9D.png" xlink:type="simple" xlink:show="embed" xlink:actuate="onLoad" loext:mime-type="image/png"/></draw:frame></text:p>
      <text:p text:style-name="P42"><text:tab/>Setzt abwechselt ein Pixel <text:s/><text:tab/>je auf Start- und EndColor.</text:p>
      <text:p text:style-name="P42"/>
      <text:p text:style-name="P42"/>
      <text:p text:style-name="P43"><text:span text:style-name="T58">g</text:span><text:span text:style-name="T57">cHorizontal: <text:s text:c="5"/><text:tab/></text:span><text:span text:style-name="T58">gcVertical: <text:s text:c="6"/></text:span></text:p>
      <text:p text:style-name="P43"><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3"><text:tab/></text:p>
      <text:p text:style-name="P41"/>
      <text:p text:style-name="P41"/>
      <text:p text:style-name="P41"/>
      <text:p text:style-name="P44"/>
      <text:p text:style-name="P44"/>
      <text:p text:style-name="P44">Wenn man den Rand hervorheben möchte stehen die Eigenschaften des<text:span text:style-name="T40"> </text:span><text:reference-mark-start text:name="BorderSettings"/><text:span text:style-name="T41">BorderSettings</text:span><text:reference-mark-end text:name="BorderSettings"/><text:span text:style-name="T56"> </text:span>zur Verfügung.</text:p>
      <text:p text:style-name="P44"><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60">Um einen Rand zu erzeugen muss man einfach <text:tab/>eine Farbe auswählen. </text:span>Will man <text:span text:style-name="T59">keinen Rand <text:tab/>verwendet man clNone.</text:span></text:p>
      <text:p text:style-name="P44"/>
      <text:p text:style-name="P44"/>
      <text:p text:style-name="P44"/>
      <text:p text:style-name="P44"/>
      <text:p text:style-name="P64"><text:reference-mark-start text:name="BorderSettings.Between"/><text:span text:style-name="T40">BorderSettings.Between</text:span><text:reference-mark-end text:name="BorderSettings.Between"/><text:span text:style-name="T2"> <text:tab/>: </text:span><text:span text:style-name="T4">D</text:span><text:span text:style-name="T2">er Raum zwischen Innen- und Außenrand</text:span></text:p>
      <text:p text:style-name="P26"><text:reference-mark-start text:name="BorderSettings.InnerColor"/><text:span text:style-name="T40">BorderSettings.InnerColor</text:span><text:reference-mark-end text:name="BorderSettings.InnerColor"/><text:span text:style-name="T40"> </text:span><text:tab/>: <text:span text:style-name="T22">D</text:span>ie Farbe des inneren Randes</text:p>
      <text:p text:style-name="P64"><text:reference-mark-start text:name="BorderSettings.InnerWidth"/><text:span text:style-name="T40">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26"><text:reference-mark-start text:name="BorderSettings.OuterColor"/><text:span text:style-name="T40">BorderSettings.OuterColor</text:span><text:reference-mark-end text:name="BorderSettings.OuterColor"/> <text:tab/>: <text:span text:style-name="T22">D</text:span>ie Farbe des äußeren Randes</text:p>
      <text:p text:style-name="P26"><text:reference-mark-start text:name="BorderSettings.OuterWidth"/><text:span text:style-name="T40">BorderSettings.OuterWidth</text:span><text:reference-mark-end text:name="BorderSettings.OuterWidth"/> <text:tab/>: <text:span text:style-name="T22">D</text:span>ie <text:span text:style-name="T33">D</text:span>icke des äußeren Rande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7"><text:soft-page-break/>Die Eigenschaften <text:reference-mark-start text:name="Appear"/><text:span text:style-name="T40">Appear</text:span><text:reference-mark-end text:name="Appear"/>, <text:reference-mark-start text:name="Disappear"/><text:span text:style-name="T40">Disappear</text:span><text:reference-mark-end text:name="Disappear"/> und <text:reference-mark-start text:name="AnimationSpeed"/><text:span text:style-name="T40">AnimationSpeed</text:span><text:reference-mark-end text:name="AnimationSpeed"/> können nur zur Laufzeit gesetzt werden!</text:p>
      <text:p text:style-name="P45">Um <text:span text:style-name="T61">ein unsichtbares</text:span> MultiPane<text:span text:style-name="T61">l</text:span> erscheinen zu lassen benutzt man die Eigenschaft <text:span text:style-name="T34">Appear</text:span>. </text:p>
      <text:p text:style-name="P46">Beispiel-Code:</text:p>
      <text:p text:style-name="P81">procedure TForm1.MultiButton1Click(Sender: TObject);</text:p>
      <text:p text:style-name="P81">begin</text:p>
      <text:p text:style-name="P81"><text:s/>MultiPanel1.Appear:= true;</text:p>
      <text:p text:style-name="P84"><text:span text:style-name="T62">end; </text:span><text:s text:c="2"/></text:p>
      <text:p text:style-name="P50"/>
      <text:p text:style-name="P72"><text:span text:style-name="T13">Um </text:span><text:span text:style-name="T14">ein sichtbares</text:span><text:span text:style-name="T13"> MultiPane</text:span><text:span text:style-name="T14">l</text:span><text:span text:style-name="T13"> </text:span><text:span text:style-name="T14">verschwinden</text:span><text:span text:style-name="T13"> zu lassen benutzt man die Eigenschaft </text:span><text:span text:style-name="T35">Disa</text:span><text:span text:style-name="T36">ppear</text:span><text:span text:style-name="T13">. </text:span></text:p>
      <text:p text:style-name="P51">Beispiel-Code:</text:p>
      <text:p text:style-name="P82">procedure TForm1.MultiButton2Click(Sender: TObject);</text:p>
      <text:p text:style-name="P82">begin</text:p>
      <text:p text:style-name="P82"><text:s/>MultiPanel1.Disappear:= true;</text:p>
      <text:p text:style-name="P82">end;</text:p>
      <text:p text:style-name="P55">Mit der Eigenschaft <text:span text:style-name="T45">AnimationSpeed</text:span><text:span text:style-name="T63"> lässt sich die Geschwindigkeit des Erscheinen bzw. Verschwindens beeinflussen.</text:span></text:p>
      <text:p text:style-name="P61">Standartwert ist 0,05. Je kleiner der Wert desto langsamer geht die Animation vonstatten. Bei einem Wert von 0,001 geht es schon sehr langsam. </text:p>
      <text:p text:style-name="P52">Beispiel-Code:</text:p>
      <text:p text:style-name="P82">MultiPanel1.AnimationSpeed:= 0.0<text:span text:style-name="T68">01</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6"><text:soft-page-break/>Wählt man als geometrische Form (<text:span text:style-name="T70">Eigenschaft </text:span>Style) etwas anderes als mpsRect so wird ein Teil des Hintergrundes des MultiPanels sichtbar. Diese nun sichtbaren Ecken nehmen die im Parent gesetzte Farbe an. <text:span text:style-name="T69">Befinden sich im Parent zum Beispiel selbst gezeichnete Linien werden diese auch gezeigt. Dies geschieht d</text:span>a standardmäßig die Eigenschaft <text:reference-mark-start text:name="ParentAsBkgrd"/><text:span text:style-name="T46">ParentAsBkgrd</text:span><text:reference-mark-end text:name="ParentAsBkgrd"/><text:span text:style-name="T64"> </text:span><text:span text:style-name="T63">auf true gesetzt ist.</text:span></text:p>
      <text:p text:style-name="P57"><text:span text:style-name="T64">ParentAsBkgrd :</text:span><text:span text:style-name="T65">= true<text:tab/> </text:span><text:span text:style-name="T64">ParentAsBkgrd :</text:span><text:span text:style-name="T65">= false</text:span></text:p>
      <text:p text:style-name="P62"><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4"><text:tab/><text:span text:style-name="T70">Diese Einstellung macht vor allem Sinn wenn <text:tab/>der Parent seine Größe ändert. Denn dann wird <text:s/><text:tab/>zum Beispiel hier die gezeichnete Linie nicht <text:tab/>richtig skaliert. <text:s/></text:span><text:tab/><text:tab/></text:p>
      <text:p text:style-name="P54"/>
      <text:p text:style-name="P54"/>
      <text:p text:style-name="P58">Besitzt der Parent einen Farbverlauf besteht die Möglichkeit <text:span text:style-name="T71">die Skalierungsproblematik durch Aufruf der Prozedure </text:span><text:reference-mark-start text:name="InvalidateBackground"/><text:span text:style-name="T42">InvalidateBackground</text:span><text:reference-mark-end text:name="InvalidateBackground"/><text:span text:style-name="T71"> auszugleichen.</text:span></text:p>
      <text:p text:style-name="P53">Beispiel-Code:</text:p>
      <text:p text:style-name="P83">procedure TForm1.FormChangeBounds(Sender: TObject);</text:p>
      <text:p text:style-name="P83">begin</text:p>
      <text:p text:style-name="P83"><text:s/>MultiPanel1.InvalidateBackground;</text:p>
      <text:p text:style-name="P83">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9"><text:soft-page-break/>Um ein <text:reference-mark-start text:name="Drop-Down"/><text:reference-mark-start text:name="DropDown"/><text:span text:style-name="T40">DropDown</text:span><text:reference-mark-end text:name="DropDown"/><text:reference-mark-end text:name="Drop-Down"/> Menü (Hamburgermenü) zu erzeugen stellt man zuerst die Eigenschaft <text:reference-mark-start text:name="DropDownMenu.Active"/><text:span text:style-name="T41">DropDownMenu.Active</text:span><text:reference-mark-end text:name="DropDownMenu.Active"/><text:span text:style-name="T41"> </text:span>auf true.</text:p>
      <text:p text:style-name="P60"><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73">Die Positionierung kann <text:tab/>mit der Maus oder den Eigenschaften </text:span><text:reference-mark-start text:name="Left"/><text:span text:style-name="T43">Left</text:span><text:reference-mark-end text:name="Left"/><text:span text:style-name="T73"> bzw. </text:span><text:reference-mark-start text:name="Top"/><text:span text:style-name="T43">Top</text:span><text:reference-mark-end text:name="Top"/><text:span text:style-name="T73"> gemacht werden </text:span><text:span text:style-name="T74">(natürlich <text:tab/>können auch Anker gesetzt werden)</text:span><text:span text:style-name="T73">. D</text:span>ie Größe <text:span text:style-name="T73">kann man</text:span> einfach mit der Maus <text:tab/>ziehen oder <text:span text:style-name="T73">mit den Eigenschaften </text:span><text:reference-mark-start text:name="DropDownMenu.Compressed.Height"/><text:span text:style-name="T41">DropDownMenu.Compressed.Height</text:span><text:reference-mark-end text:name="DropDownMenu.Compressed.Height"/><text:span text:style-name="T56"> </text:span><text:span text:style-name="T73">bzw. <text:tab/></text:span><text:reference-mark-start text:name="DropDownMenu.Compressed.Width"/><text:span text:style-name="T41">DropDownMenu.Compressed.</text:span><text:span text:style-name="T43">Width</text:span><text:reference-mark-end text:name="DropDownMenu.Compressed.Width"/><text:span text:style-name="T73"> zuweisen. Passt die Größe schaltet man mit <text:tab/>den Eigenschaften </text:span><text:reference-mark-start text:name="DropDownMenu.Stretched.Active"/><text:span text:style-name="T41">DropDownMenu.Stretched.Active</text:span><text:reference-mark-end text:name="DropDownMenu.Stretched.Active"/><text:span text:style-name="T56"> </text:span><text:span text:style-name="T73">bzw. <text:tab/></text:span><text:reference-mark-start text:name="DropDownMenu.Compressed.Active"/><text:span text:style-name="T41">DropDownMenu.Compressed.Active</text:span><text:reference-mark-end text:name="DropDownMenu.Compressed.Active"/><text:span text:style-name="T56"> </text:span><text:span text:style-name="T73">auf den ausgedehnten Zustand. Nun kann <text:tab/>ebenfalls die gewünschte Größe durch ziehen mit der Maus oder den <text:tab/>Eigenschaften </text:span><text:reference-mark-start text:name="DropDownMenu.Stretched.Height"/><text:span text:style-name="T41">DropDownMenu.Stretched.Height</text:span><text:reference-mark-end text:name="DropDownMenu.Stretched.Height"/><text:span text:style-name="T56"> </text:span><text:span text:style-name="T73">bzw. <text:tab/></text:span><text:reference-mark-start text:name="DropDownMenu.Stretched.Width"/><text:span text:style-name="T41">DropDownMenu.Stretched.</text:span><text:span text:style-name="T44">W</text:span><text:span text:style-name="T41">idth</text:span><text:reference-mark-end text:name="DropDownMenu.Stretched.Width"/><text:span text:style-name="T73"> eingestellt werden. </text:span><text:span text:style-name="T74">Es empfiehlt sich in diesen Zustand die gewünschten Kinder-Controlls (Button‘s etc.) zu platzieren. Die Richtung nach der das MultiPanel ausklappt wird durch die Eigenschaft </text:span><text:reference-mark-start text:name="DropDownMenu.Direction"/><text:span text:style-name="T41">DropDownMenu.Direction</text:span><text:reference-mark-end text:name="DropDownMenu.Direction"/><text:span text:style-name="T56"> </text:span><text:span text:style-name="T74">bestimmt. Zur Auswahl stehen folgende Möglichkeiten: <text:tab/><text:tab/><text:tab/><text:tab/><text:tab/><text:tab/><text:tab/><text:tab/> <text:s text:c="18"/></text:span><text:span text:style-name="T75">TDirection = (LeftTop_RightBottom,RightTop_LeftBottom,LeftBottom_RightTop,RightBottom_LeftTop)</text:span></text:p>
      <text:p text:style-name="P79"><text:span text:style-name="T18">Die Geschwindigkeit des Ausklappens kann man durch die Eigenschaften </text:span><text:reference-mark-start text:name="DropDownMenu.Speed"/><text:span text:style-name="T39">DropDownMenu.Speed</text:span><text:reference-mark-end text:name="DropDownMenu.Speed"/><text:span text:style-name="T19"> </text:span><text:span text:style-name="T18">und </text:span><text:reference-mark-start text:name="DropDownMenu.Step"/><text:span text:style-name="T39">DropDownMenu.Step</text:span><text:reference-mark-end text:name="DropDownMenu.Step"/><text:span text:style-name="T19"> </text:span><text:span text:style-name="T18">beeinflussen. Hinter Speed versteckt sich das Timer-</text:span><text:span text:style-name="T21">I</text:span><text:span text:style-name="T18">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96"><text:span text:style-name="T18">Mit </text:span><text:reference-mark-start text:name="DropDownMenu.Trigger"/><text:span text:style-name="T39">DropDownMenu.Trigger</text:span><text:reference-mark-end text:name="DropDownMenu.Trigger"/><text:span text:style-name="T19"> </text:span><text:span text:style-name="T18">bestimmt man den Auslöser für das Ausklappen. Es stehen folgende Möglichkeiten bereit: </text:span><text:span text:style-name="T76">TTrigger = (trClick,trHover,trPinned) <text:s/></text:span><text:span text:style-name="T18"><text:tab/><text:tab/><text:tab/><text:tab/><text:tab/><text:tab/><text:tab/><text:tab/><text:tab/> <text:s text:c="7"/>Bei trClick muss in das Panel geklickt werden, bei trHover reicht es mit der Maus darüber zu fahren. Bei trPinned muss in das MultiPanel geklickt werden, das </text:span><text:span text:style-name="T21">E</text:span><text:span text:style-name="T18">inklappen erfolgt jedoch nur wenn in einem festlegbaren Hotspot </text:span><text:span text:style-name="T20">(</text:span><text:reference-mark-start text:name="DropDownMenu.Hotspot"/><text:span text:style-name="T39">DropDownMenu.Hotspot</text:span><text:reference-mark-end text:name="DropDownMenu.Hotspot"/><text:span text:style-name="T20">)</text:span><text:span text:style-name="T18"> geklickt wird. <text:s text:c="7"/></text:span></text:p>
      <text:p text:style-name="P96"><text:span text:style-name="T18"/></text:p>
      <text:p text:style-name="P96"><text:span text:style-name="T18"/></text:p>
      <text:p text:style-name="P96"><text:span text:style-name="T18"/></text:p>
      <text:p text:style-name="P96"><text:span text:style-name="T18"/></text:p>
      <text:p text:style-name="P96"><text:span text:style-name="T18"/></text:p>
      <text:p text:style-name="P96"><text:span text:style-name="T18"/></text:p>
      <text:p text:style-name="P96"><text:span text:style-name="T18"/></text:p>
      <text:p text:style-name="P96"><text:span text:style-name="T18"/></text:p>
      <text:p text:style-name="P96"><text:span text:style-name="T18"/></text:p>
      <text:p text:style-name="P96"><text:span text:style-name="T18"/></text:p>
      <text:p text:style-name="P96"><text:span text:style-name="T18"/></text:p>
      <text:p text:style-name="P96"><text:span text:style-name="T18"/></text:p>
      <text:p text:style-name="P96"><text:span text:style-name="T18"/></text:p>
      <text:p text:style-name="P96"><text:span text:style-name="T18"/></text:p>
      <text:p text:style-name="P96"><text:span text:style-name="T18"/></text:p>
      <text:p text:style-name="P96"><text:span text:style-name="T18"/></text:p>
      <text:p text:style-name="P96"><text:span text:style-name="T18"/></text:p>
      <text:p text:style-name="P96"><text:span text:style-name="T18"/></text:p>
      <text:p text:style-name="P96"><text:span text:style-name="T18"/></text:p>
      <text:p text:style-name="P96"><text:span text:style-name="T18"/></text:p>
      <text:h text:style-name="P90" text:outline-level="2"><text:bookmark-start text:name="__RefHeading___Toc1626_729948718"/><text:span text:style-name="T34">TMulti</text:span><text:span text:style-name="T48">Button</text:span><text:span text:style-name="T34"> </text:span><text:bookmark-end text:name="__RefHeading___Toc1626_729948718"/></text:h>
      <text:h text:style-name="P92" text:outline-level="3"><text:span text:style-name="T79">Eigenschaften</text:span></text:h>
      <text:p text:style-name="P97"><text:span text:style-name="T80"/></text:p>
      <text:p text:style-name="P97"><text:span text:style-name="T80"/></text:p>
      <text:p text:style-name="P97"><text:span text:style-name="T80"/></text:p>
      <text:p text:style-name="P97"><text:span text:style-name="T80"/></text:p>
      <text:p text:style-name="P97"><text:span text:style-name="T80"/></text:p>
      <text:p text:style-name="P97"><text:span text:style-name="T80"/></text:p>
      <text:p text:style-name="P97"><text:span text:style-name="T80"/></text:p>
      <text:p text:style-name="P97"><text:span text:style-name="T8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10</text:page-number></text:span><text:span text:style-name="MT1"><text:s/>von </text:span><text:span text:style-name="MT1"><text:page-count>11</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2-10-26T18:22:23.201276992</dc:date>
    <meta:editing-duration>P5DT14H21M1S</meta:editing-duration>
    <meta:editing-cycles>68</meta:editing-cycles>
    <meta:generator>LibreOffice/6.4.7.2$Linux_X86_64 LibreOffice_project/40$Build-2</meta:generator>
    <meta:document-statistic meta:table-count="0" meta:image-count="23" meta:object-count="0" meta:page-count="11" meta:paragraph-count="174" meta:word-count="1607" meta:character-count="12764" meta:non-whitespace-character-count="11023"/>
  </office:meta>
</office:document-meta>
</file>